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Arial, sans-serif" svg:font-family="'Arial, sans-serif'" style:font-family-generic="swiss"/>
    <style:font-face style:name="Calibri" svg:font-family="Calibri"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 sans-serif1" svg:font-family="'Arial, sans-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WWNum3">
      <style:paragraph-properties fo:margin-top="0in" fo:margin-bottom="0in"/>
    </style:style>
    <style:style style:name="P2" style:family="paragraph" style:parent-style-name="Standard">
      <style:paragraph-properties fo:margin-top="0in" fo:margin-bottom="0.139in"/>
    </style:style>
    <style:style style:name="P3" style:family="paragraph" style:parent-style-name="Standard">
      <style:paragraph-properties fo:margin-top="0in" fo:margin-bottom="0.139in"/>
      <style:text-properties fo:background-color="#ffff00"/>
    </style:style>
    <style:style style:name="P4" style:family="paragraph" style:parent-style-name="Standard" style:list-style-name="WWNum8">
      <style:paragraph-properties fo:margin-left="0.5in" fo:margin-right="0in" fo:margin-top="0in" fo:margin-bottom="0in" fo:text-indent="-0.5in" style:auto-text-indent="false"/>
    </style:style>
    <style:style style:name="P5" style:family="paragraph" style:parent-style-name="Text_20_body">
      <style:paragraph-properties fo:margin-top="0in" fo:margin-bottom="0.139in"/>
    </style:style>
    <style:style style:name="P6" style:family="paragraph" style:parent-style-name="Heading_20_1" style:master-page-name="Standard">
      <style:paragraph-properties fo:margin-top="0in" fo:margin-bottom="0in" style:page-number="auto"/>
    </style:style>
    <style:style style:name="P7" style:family="paragraph" style:parent-style-name="Heading_20_1">
      <style:paragraph-properties fo:break-before="page"/>
    </style:style>
    <style:style style:name="P8" style:family="paragraph" style:parent-style-name="Footer">
      <style:paragraph-properties fo:margin-top="0.139in" fo:margin-bottom="0in" fo:text-align="justify" style:justify-single-word="false">
        <style:tab-stops>
          <style:tab-stop style:position="6.8752in" style:type="right"/>
        </style:tab-stops>
      </style:paragraph-properties>
    </style:style>
    <style:style style:name="P9" style:family="paragraph" style:parent-style-name="Footer">
      <style:paragraph-properties fo:margin-top="0.139in" fo:margin-bottom="0in" fo:text-align="justify" style:justify-single-word="false">
        <style:tab-stops>
          <style:tab-stop style:position="6.8752in" style:type="right"/>
        </style:tab-stops>
      </style:paragraph-properties>
      <style:text-properties fo:color="#800080" style:font-name="Lucida Calligraphy"/>
    </style:style>
    <style:style style:name="P10" style:family="paragraph" style:parent-style-name="Title">
      <style:paragraph-properties fo:text-align="center" style:justify-single-word="false"/>
    </style:style>
    <style:style style:name="P11" style:family="paragraph" style:parent-style-name="Heading_20_2">
      <style:paragraph-properties fo:margin-top="0in" fo:margin-bottom="0in"/>
    </style:style>
    <style:style style:name="P12" style:family="paragraph" style:parent-style-name="Heading_20_2">
      <style:paragraph-properties fo:margin-top="0in" fo:margin-bottom="0.139in"/>
    </style:style>
    <style:style style:name="T1" style:family="text">
      <style:text-properties style:language-asian="en" style:country-asian="US" style:language-complex="ar" style:country-complex="SA"/>
    </style:style>
    <style:style style:name="T2" style:family="text">
      <style:text-properties style:font-name="Lucida Calligraphy" fo:font-size="22pt" fo:font-weight="bold" style:font-size-asian="22pt" style:font-weight-asian="bold"/>
    </style:style>
    <style:style style:name="T3" style:family="text">
      <style:text-properties fo:font-weight="bold" style:font-weight-asian="bold"/>
    </style:style>
    <style:style style:name="T4" style:family="text">
      <style:text-properties fo:color="#800080" style:font-name="Lucida Calligraphy"/>
    </style:style>
    <style:style style:name="T5" style:family="text">
      <style:text-properties fo:color="#00000a" style:font-name="Calibri" fo:font-size="11pt" fo:letter-spacing="normal" style:text-underline-style="none" fo:font-weight="normal" style:font-size-asian="11pt" style:font-weight-asian="normal" style:font-weight-complex="normal"/>
    </style:style>
    <style:style style:name="T6" style:family="text">
      <style:text-properties style:font-name="Calibri" style:font-size-complex="11pt"/>
    </style:style>
    <style:style style:name="T7" style:family="text">
      <style:text-properties style:font-name="Calibri" style:font-name-complex="Times New Roman" style:font-size-complex="11pt"/>
    </style:style>
    <style:style style:name="T8" style:family="text">
      <style:text-properties style:font-name="Calibri" fo:background-color="#ffff00" style:font-size-complex="11pt"/>
    </style:style>
    <style:style style:name="Sect1" style:family="section">
      <style:section-properties style:editable="false">
        <style:columns fo:column-count="2">
          <style:column style:rel-width="33123*" fo:start-indent="0in" fo:end-indent="0.2in"/>
          <style:column style:rel-width="32412*" fo:start-indent="0.2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24059750747762270" text:style-name="Outline">
        <text:list-item>
          <text:h text:style-name="P6" text:outline-level="1">Summary</text:h>
        </text:list-item>
      </text:list>
      <text:p text:style-name="Standard">I'm a generalist that loves to learn. In turn, I enjoy teaching and sharing that knowledge with a team. While my past positions have been very specific and university based, the skills and abilities I utilized are transferable to a variety of roles and opportunities.<text:span text:style-name="T1"> </text:span></text:p>
      <text:list xml:id="list31240640" text:continue-numbering="true" text:style-name="Outline">
        <text:list-item>
          <text:h text:style-name="Heading_20_1" text:outline-level="1">Key Competencies</text:h>
        </text:list-item>
      </text:list>
      <text:p text:style-name="P9"/>
      <text:section text:style-name="Sect1" text:name="TextSection">
        <text:list xml:id="list1198701973822982350" text:style-name="WWNum3">
          <text:list-item>
            <text:p text:style-name="P1">Confidential</text:p>
          </text:list-item>
          <text:list-item>
            <text:p text:style-name="P1">Curious, Learning Mind-set</text:p>
          </text:list-item>
          <text:list-item>
            <text:p text:style-name="P1">Detailed</text:p>
          </text:list-item>
          <text:list-item>
            <text:p text:style-name="P1">Present and Engaged</text:p>
          </text:list-item>
          <text:list-item>
            <text:p text:style-name="P1">Proactive and Takes Initiative</text:p>
          </text:list-item>
          <text:list-item>
            <text:p text:style-name="P1">Proficient </text:p>
          </text:list-item>
          <text:list-item>
            <text:p text:style-name="P1">Self-directed</text:p>
          </text:list-item>
          <text:list-item>
            <text:p text:style-name="P1">Team-oriented</text:p>
          </text:list-item>
        </text:list>
      </text:section>
      <text:section text:style-name="Sect2" text:name="Section1">
        <text:list xml:id="list31252347" text:continue-list="list31240640" text:style-name="Outline">
          <text:list-item>
            <text:h text:style-name="Heading_20_1" text:outline-level="1">Professional Experience, University of Louisville</text:h>
            <text:list>
              <text:list-item>
                <text:h text:style-name="Heading_20_2" text:outline-level="2">Accreditation Manager, Graduate Medical Education (July 2009 – Present)</text:h>
              </text:list-item>
              <text:list-item>
                <text:h text:style-name="P11" text:outline-level="2"><text:span text:style-name="T5">I provide administrative support for a variety of administrative and operational functions related to institutional oversight and support of Accreditation Council for Graduate Medical Education (ACGME) accredited programs. My primary duties include providing administrative support to the Graduate Medical Education Committee (GMEC, including subcommittees) and assisting in all aspects of program-level and institutional accreditation. I coordinate the ongoing use of the New Innovations Residency Management Software, including institutional level support and development and delivery of training for 60+ program coordinators. </text:span></text:h>
              </text:list-item>
              <text:list-item>
                <text:h text:style-name="Heading_20_2" text:outline-level="2">Academic Advisor, School of Nursing (December 2008 – July 2009) </text:h>
              </text:list-item>
            </text:list>
          </text:list-item>
        </text:list>
        <text:p text:style-name="P2">While working in the School of Nursing, I advised and counseled students on curriculum selection, registration procedures and other related academic matters (degree requirements, University procedures and regulations); I corresponded with students and various University departments concerning academic matters and maintain detailed records on students' progress within the academic program, including gathering and reviewing student data for purposes of assessing guidance needs. I participate in the admission process for students applying to the Upper Division. In the summer, I assisted in the orientation of new students to the University.</text:p>
        <text:p text:style-name="Standard">This also involved teaching two sessions of NURS 101 (Fall 2008).</text:p>
        <text:list xml:id="list31252708" text:continue-numbering="true" text:style-name="Outline">
          <text:list-item>
            <text:list>
              <text:list-item>
                <text:h text:style-name="Heading_20_2" text:outline-level="2">Admissions, Louis D. Brandeis School of Law (April 2001 – N<text:bookmark text:name="_GoBack"/>ovember 2008)</text:h>
              </text:list-item>
            </text:list>
          </text:list-item>
        </text:list>
        <text:p text:style-name="P2">While in this position, I supported the entire law school admission process from initial student application through the admission decision and matriculation. <text:s/>Duties included maintaining confidential paper and computer files (using LSDAS and PeopleSoft software), preparing necessary application materials for review by the Admissions Committee, and generating decision letters. I assisted with special events and recruiting activities. <text:s/>I worked with other Admissions staff in day-to-day operations of the office. I also served as staff support and advisor to the Harlan Scholars Undergraduate Student Group. <text:s/></text:p>
        <text:list xml:id="list31245920" text:continue-numbering="true" text:style-name="Outline">
          <text:list-item>
            <text:h text:style-name="P7" text:outline-level="1">Representative Accomplishments</text:h>
          </text:list-item>
        </text:list>
        <text:list xml:id="list4546785111186191319" text:style-name="WWNum8">
          <text:list-item>
            <text:p text:style-name="P4">While at the School of Law, redesigned <text:s/>the year-end data report to reduce the number of pages but increase functionality</text:p>
          </text:list-item>
          <text:list-item>
            <text:p text:style-name="P4">While at the School of Nursing, updated Recruiting materials to align with the University's new marketing plan and to create a unified approach</text:p>
          </text:list-item>
          <text:list-item>
            <text:p text:style-name="P4">Created “Dashboard” to organize 50+ data elements for 60+ programs to be used by multiple users (topic of 2013 Poster presented at AHME, May 2013)</text:p>
          </text:list-item>
          <text:list-item>
            <text:p text:style-name="P4">Created “New Innovations @ <text:s/>University of Louisville” a training document combining New Innovations general documentation with UofL specific functionality</text:p>
          </text:list-item>
          <text:list-item>
            <text:p text:style-name="P4">Created “NI Change of Coordinator Worksheet” that has been shared with multiple others and referenced by trainers at NI Conferences</text:p>
          </text:list-item>
        </text:list>
        <text:list xml:id="list31259775" text:continue-list="list31245920" text:style-name="Outline">
          <text:list-item>
            <text:h text:style-name="Heading_20_1" text:outline-level="1">Education</text:h>
            <text:list>
              <text:list-item>
                <text:h text:style-name="Heading_20_2" text:outline-level="2">University of Louisville, Certificate in Health Professions Education (CHPE)</text:h>
              </text:list-item>
            </text:list>
          </text:list-item>
        </text:list>
        <text:p text:style-name="P2"><text:span text:style-name="T3">May 2015<text:line-break/></text:span>This program includes four graduate-level credit courses (12 total credit hours), and the certificate is an academic credential offered through the School of Interdisciplinary and Graduate Studies.</text:p>
        <text:p text:style-name="P2">Fall 2013</text:p>
        <text:p text:style-name="P3">Sports Syllabus</text:p>
        <text:p text:style-name="P3">Horseracing Powerpoint</text:p>
        <text:p text:style-name="P2">Spring 2014</text:p>
        <text:p text:style-name="P3">Cultural Competencies Group Project</text:p>
        <text:p text:style-name="P2">Fall 2014</text:p>
        <text:p text:style-name="P2">Spring 2015</text:p>
        <text:p text:style-name="P2">CITI Training</text:p>
        <text:p text:style-name="P3">Girls on the Run Program Evaluation </text:p>
        <text:list xml:id="list31259489" text:continue-numbering="true" text:style-name="Outline">
          <text:list-item>
            <text:list>
              <text:list-item>
                <text:h text:style-name="P12" text:outline-level="2">University of Louisville, Courses Taken towards Masters</text:h>
              </text:list-item>
            </text:list>
          </text:list-item>
        </text:list>
        <text:p text:style-name="P5"/>
        <text:list xml:id="list31251508" text:continue-numbering="true" text:style-name="Outline">
          <text:list-item>
            <text:list>
              <text:list-item>
                <text:h text:style-name="Heading_20_2" text:outline-level="2">University of Louisville, Bachelor of Arts, Liberal Studies</text:h>
              </text:list-item>
            </text:list>
          </text:list-item>
        </text:list>
        <text:p text:style-name="P2"><text:span text:style-name="T3">December 1999<text:line-break/></text:span>I combined a Psychology minor with Communication and Business focus areas. During this time I also explored teaching courses. </text:p>
        <text:list xml:id="list31235536" text:continue-numbering="true" text:style-name="Outline">
          <text:list-item>
            <text:h text:style-name="Heading_20_1" text:outline-level="1"><text:soft-page-break/>Sampling of Training and Development Taken</text:h>
          </text:list-item>
        </text:list>
        <text:list xml:id="list31258482" text:continue-list="list4546785111186191319" text:style-name="WWNum8">
          <text:list-item>
            <text:p text:style-name="P4">New Innovations Webinars, multiple viewings</text:p>
          </text:list-item>
          <text:list-item>
            <text:p text:style-name="P4">ACGME Annual Educational Conference, 2012 – 2014, 2016</text:p>
          </text:list-item>
          <text:list-item>
            <text:p text:style-name="P4">SMART Staff Workshop: StrengthsFinder®, October and December 2015</text:p>
          </text:list-item>
          <text:list-item>
            <text:p text:style-name="P4">New Innovations Annual Coordinators Conference, <text:s/>2009 – 2015, Collaborative Track</text:p>
          </text:list-item>
          <text:list-item>
            <text:p text:style-name="P4">Compassion Training Research and Practices, July 2015</text:p>
          </text:list-item>
          <text:list-item>
            <text:p text:style-name="P4">PLAN Workshop: Managing Conflict Through Effective Communication, October 2014</text:p>
          </text:list-item>
          <text:list-item>
            <text:p text:style-name="P4">HSC Educators Grand Rounds: Transforming Lecture into a More Powerful Pedagogy, March 2014</text:p>
          </text:list-item>
        </text:list>
        <text:list xml:id="list31256343" text:continue-list="list31235536" text:style-name="Outline">
          <text:list-item>
            <text:h text:style-name="Heading_20_1" text:outline-level="1">Sampling of Training and Development Presented</text:h>
          </text:list-item>
        </text:list>
        <text:list xml:id="list31267517" text:continue-list="list31258482" text:style-name="WWNum8">
          <text:list-item>
            <text:p text:style-name="P4"><text:span text:style-name="T6">New Innovations Workshop: Preparing for a New Academic Year, May/June 2014 – 2016</text:span></text:p>
          </text:list-item>
          <text:list-item>
            <text:p text:style-name="P4"><text:span text:style-name="T6">Coordinator Workshop: Accreditation and Site Visits, May 2016</text:span></text:p>
          </text:list-item>
          <text:list-item>
            <text:p text:style-name="P4"><text:span text:style-name="T6">Manual Building Workshop: A hands-on workshop to utilize Word® to create a manual, May 2015 </text:span><text:span text:style-name="T8">(FLYER in Portfolio)</text:span></text:p>
          </text:list-item>
          <text:list-item>
            <text:p text:style-name="P4"><text:span text:style-name="T6">ACGME Program Coordinator Forum, Mentoring is a Two-Way Street: Get on Board, February 2013</text:span></text:p>
          </text:list-item>
          <text:list-item>
            <text:p text:style-name="P4"><text:span text:style-name="T6">AHME Poster, </text:span><text:span text:style-name="T7">Creating an Excel Dashboard for Institutional Information and Documentation Management, </text:span><text:span text:style-name="T6"><text:s/>May 2013</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Arial, sans-serif" svg:font-family="'Arial, sans-serif'" style:font-family-generic="swiss"/>
    <style:font-face style:name="Calibri" svg:font-family="Calibri"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 sans-serif1" svg:font-family="'Arial, sans-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hi" style:country-complex="IN"/>
    </style:default-style>
    <style:default-style style:family="paragraph">
      <style:paragraph-properties fo:margin-top="0.139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font-name-asian="SimSun" style:font-size-asian="11pt" style:language-asian="zh" style:country-asian="CN" style:font-name-complex="F"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style:font-size-complex="10pt"/>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Microsoft YaHei" style:font-size-asian="14pt" style:font-name-complex="Arial, sans-serif1"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Arial, sans-serif"/>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 sans-serif"/>
    </style:style>
    <style:style style:name="Heading_20_1" style:display-name="Heading 1" style:family="paragraph" style:parent-style-name="Standard" style:next-style-name="Text_20_body" style:default-outline-level="1" style:list-style-name="Outline" style:class="text">
      <style:paragraph-properties fo:margin-top="0.139in" fo:margin-bottom="0in" fo:padding="0in" fo:border-left="none" fo:border-right="none" fo:border-top="none" fo:border-bottom="0.0209in solid #800080"/>
      <style:text-properties fo:color="#800080" fo:font-size="14pt" fo:letter-spacing="0.0102in" fo:font-weight="bold" style:font-size-asian="14pt" style:font-weight-asian="bold" style:font-size-complex="11pt" style:font-weight-complex="bold"/>
    </style:style>
    <style:style style:name="Heading_20_2" style:display-name="Heading 2" style:family="paragraph" style:parent-style-name="Heading_20_1" style:next-style-name="Text_20_body" style:default-outline-level="2" style:list-style-name="Outline" style:class="text">
      <style:paragraph-properties fo:padding="0in" fo:border="none"/>
      <style:text-properties style:text-underline-style="solid" style:text-underline-width="auto" style:text-underline-color="font-color"/>
    </style:style>
    <style:style style:name="Heading_20_3" style:display-name="Heading 3" style:family="paragraph" style:parent-style-name="Standard" style:next-style-name="Text_20_body" style:default-outline-level="3" style:list-style-name="Outline" style:class="text">
      <style:paragraph-properties fo:margin-top="0.2083in" fo:margin-bottom="0in" fo:padding-left="0.028in" fo:padding-right="0in" fo:padding-top="0.028in" fo:padding-bottom="0in" fo:border-left="0.0102in solid #800080" fo:border-right="none" fo:border-top="0.0102in solid #800080" fo:border-bottom="none"/>
      <style:text-properties fo:text-transform="uppercase" fo:color="#3f003f" fo:letter-spacing="0.0102in"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2083in" fo:margin-bottom="0in" fo:padding-left="0.028in" fo:padding-right="0in" fo:padding-top="0.028in" fo:padding-bottom="0in" fo:border-left="0.0138in solid #800080" fo:border-right="none" fo:border-top="0.0138in solid #800080" fo:border-bottom="none"/>
      <style:text-properties fo:text-transform="uppercase" fo:color="#5f005f" fo:letter-spacing="0.0071in"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2083in" fo:margin-bottom="0in" fo:padding-left="0in" fo:padding-right="0in" fo:padding-top="0in" fo:padding-bottom="0.0138in" fo:border-left="none" fo:border-right="none" fo:border-top="none" fo:border-bottom="0.0102in solid #800080"/>
      <style:text-properties fo:text-transform="uppercase" fo:color="#5f005f" fo:letter-spacing="0.0071in"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2083in" fo:margin-bottom="0in" fo:padding-left="0in" fo:padding-right="0in" fo:padding-top="0in" fo:padding-bottom="0.0138in" fo:border-left="none" fo:border-right="none" fo:border-top="none" fo:border-bottom="0.0138in solid #800080"/>
      <style:text-properties fo:text-transform="uppercase" fo:color="#5f005f" fo:letter-spacing="0.0071in"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2083in" fo:margin-bottom="0in"/>
      <style:text-properties fo:text-transform="uppercase" fo:color="#5f005f" fo:letter-spacing="0.0071in"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2083in" fo:margin-bottom="0in"/>
      <style:text-properties fo:text-transform="uppercase" fo:font-size="9pt" fo:letter-spacing="0.0071in"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2083in" fo:margin-bottom="0in"/>
      <style:text-properties fo:text-transform="uppercase" fo:font-size="9pt" fo:letter-spacing="0.0071in" fo:font-style="italic" style:font-size-asian="9pt" style:font-style-asian="italic" style:font-size-complex="9pt"/>
    </style:style>
    <style:style style:name="caption" style:family="paragraph" style:parent-style-name="Standard" style:default-outline-level="" style:list-style-name="">
      <style:text-properties fo:color="#5f005f" fo:font-size="8pt" fo:font-weight="bold" style:font-size-asian="8pt" style:font-weight-asian="bold" style:font-size-complex="8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text-properties style:font-name-complex="Mangal" style:font-size-complex="10.5pt"/>
    </style:style>
    <style:style style:name="Title" style:family="paragraph" style:parent-style-name="Standard" style:next-style-name="Subtitle" style:default-outline-level="" style:list-style-name="" style:class="chapter">
      <style:paragraph-properties fo:margin-top="0in" fo:margin-bottom="0in" fo:text-align="start" style:justify-single-word="false"/>
      <style:text-properties fo:color="#800080" fo:font-size="26pt" fo:letter-spacing="0.0071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139in" fo:margin-bottom="0.6945in" fo:line-height="100%" fo:text-align="start" style:justify-single-word="false"/>
      <style:text-properties fo:text-transform="uppercase" fo:color="#595959" fo:font-size="12pt" fo:letter-spacing="0.0071in" fo:font-style="italic" style:font-size-asian="12pt" style:font-style-asian="italic" style:font-size-complex="12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name-complex="Mangal" style:font-size-complex="7pt"/>
    </style:style>
    <style:style style:name="No_20_Spacing" style:display-name="No Spacing" style:family="paragraph" style:parent-style-name="Standard" style:default-outline-level="" style:list-style-name="">
      <style:paragraph-properties fo:margin-top="0in" fo:margin-bottom="0in" fo:line-height="10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Quote" style:family="paragraph" style:parent-style-name="Standard" style:default-outline-level="" style:list-style-name="">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0.9in" fo:margin-right="0.8in" fo:margin-top="0.139in" fo:margin-bottom="0in" fo:text-align="justify" style:justify-single-word="false" fo:text-indent="0in" style:auto-text-indent="false" fo:padding-left="0.139in" fo:padding-right="0in" fo:padding-top="0.139in" fo:padding-bottom="0in" fo:border-left="0.0071in solid #800080" fo:border-right="none" fo:border-top="0.0071in solid #800080" fo:border-bottom="none"/>
      <style:text-properties fo:color="#800080" fo:font-style="italic" style:font-style-asian="italic"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800080" style:font-name="Calibri" fo:font-size="14pt" fo:letter-spacing="0.0102in" fo:font-weight="bold" style:font-size-asian="14pt" style:font-weight-asian="bold" style:font-weight-complex="bold"/>
    </style:style>
    <style:style style:name="Footer_20_Char" style:display-name="Footer Char" style:family="text" style:parent-style-name="Default_20_Paragraph_20_Font">
      <style:text-properties style:font-name-complex="Mangal" style:font-size-complex="10.5pt"/>
    </style:style>
    <style:style style:name="Title_20_Char" style:display-name="Title Char" style:family="text" style:parent-style-name="Default_20_Paragraph_20_Font">
      <style:text-properties fo:color="#800080" fo:font-size="26pt" fo:letter-spacing="0.0071in" style:letter-kerning="true" style:font-size-asian="26pt" style:font-size-complex="26pt"/>
    </style:style>
    <style:style style:name="Heading_20_2_20_Char" style:display-name="Heading 2 Char" style:family="text" style:parent-style-name="Default_20_Paragraph_20_Font">
      <style:text-properties fo:color="#800080" style:font-name="Calibri" fo:font-size="14pt" fo:letter-spacing="0.0102in" style:text-underline-style="solid" style:text-underline-width="auto" style:text-underline-color="font-color" fo:font-weight="bold" style:font-size-asian="14pt"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Heading_20_3_20_Char" style:display-name="Heading 3 Char" style:family="text" style:parent-style-name="Default_20_Paragraph_20_Font">
      <style:text-properties fo:text-transform="uppercase" fo:color="#3f003f" fo:letter-spacing="0.0102in"/>
    </style:style>
    <style:style style:name="Heading_20_4_20_Char" style:display-name="Heading 4 Char" style:family="text" style:parent-style-name="Default_20_Paragraph_20_Font">
      <style:text-properties fo:text-transform="uppercase" fo:color="#5f005f" fo:letter-spacing="0.0071in"/>
    </style:style>
    <style:style style:name="Heading_20_5_20_Char" style:display-name="Heading 5 Char" style:family="text" style:parent-style-name="Default_20_Paragraph_20_Font">
      <style:text-properties fo:text-transform="uppercase" fo:color="#5f005f" fo:letter-spacing="0.0071in"/>
    </style:style>
    <style:style style:name="Heading_20_6_20_Char" style:display-name="Heading 6 Char" style:family="text" style:parent-style-name="Default_20_Paragraph_20_Font">
      <style:text-properties fo:text-transform="uppercase" fo:color="#5f005f" fo:letter-spacing="0.0071in"/>
    </style:style>
    <style:style style:name="Heading_20_7_20_Char" style:display-name="Heading 7 Char" style:family="text" style:parent-style-name="Default_20_Paragraph_20_Font">
      <style:text-properties fo:text-transform="uppercase" fo:color="#5f005f" fo:letter-spacing="0.0071in"/>
    </style:style>
    <style:style style:name="Heading_20_8_20_Char" style:display-name="Heading 8 Char" style:family="text" style:parent-style-name="Default_20_Paragraph_20_Font">
      <style:text-properties fo:text-transform="uppercase" fo:font-size="9pt" fo:letter-spacing="0.0071in" style:font-size-asian="9pt" style:font-size-complex="9pt"/>
    </style:style>
    <style:style style:name="Heading_20_9_20_Char" style:display-name="Heading 9 Char" style:family="text" style:parent-style-name="Default_20_Paragraph_20_Font">
      <style:text-properties fo:text-transform="uppercase" fo:font-size="9pt" fo:letter-spacing="0.0071in"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3f003f" fo:letter-spacing="0.0035in" fo:font-style="italic"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800080" fo:font-size="10pt" fo:font-style="italic" style:font-size-asian="10pt" style:font-style-asian="italic" style:font-size-complex="10pt" style:font-style-complex="italic"/>
    </style:style>
    <style:style style:name="Subtle_20_Emphasis" style:display-name="Subtle Emphasis" style:family="text">
      <style:text-properties fo:color="#3f003f" fo:font-style="italic" style:font-style-asian="italic" style:font-style-complex="italic"/>
    </style:style>
    <style:style style:name="Intense_20_Emphasis" style:display-name="Intense Emphasis" style:family="text">
      <style:text-properties fo:text-transform="uppercase" fo:color="#3f003f" fo:letter-spacing="0.0071in" fo:font-weight="bold" style:font-weight-asian="bold" style:font-weight-complex="bold"/>
    </style:style>
    <style:style style:name="Subtle_20_Reference" style:display-name="Subtle Reference" style:family="text">
      <style:text-properties fo:color="#800080" fo:font-weight="bold" style:font-weight-asian="bold" style:font-weight-complex="bold"/>
    </style:style>
    <style:style style:name="Intense_20_Reference" style:display-name="Intense Reference" style:family="text">
      <style:text-properties fo:text-transform="uppercase" fo:color="#800080" fo:font-style="italic" fo:font-weight="bold" style:font-style-asian="italic" style:font-weight-asian="bold" style:font-style-complex="italic" style:font-weight-complex="bold"/>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ListLabel_20_1" style:display-name="ListLabel 1" style:family="text">
      <style:text-properties fo:color="#00000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itle">
      <style:paragraph-properties fo:text-align="center" style:justify-single-word="false"/>
    </style:style>
    <style:style style:name="MP2" style:family="paragraph" style:parent-style-name="Footer">
      <style:paragraph-properties fo:margin-top="0.139in" fo:margin-bottom="0in" fo:text-align="justify" style:justify-single-word="false">
        <style:tab-stops>
          <style:tab-stop style:position="6.8752in" style:type="right"/>
        </style:tab-stops>
      </style:paragraph-properties>
    </style:style>
    <style:style style:name="MT1" style:family="text">
      <style:text-properties style:font-name="Lucida Calligraphy" fo:font-size="22pt" fo:font-weight="bold" style:font-size-asian="22pt" style:font-weight-asian="bold"/>
    </style:style>
    <style:style style:name="MT2" style:family="text">
      <style:text-properties fo:color="#800080" style:font-name="Lucida Calligraphy"/>
    </style:style>
    <style:page-layout style:name="Mpm1">
      <style:page-layout-properties fo:page-width="8.5in" fo:page-height="11in" style:num-format="1" style:print-orientation="portrait" fo:margin-top="0.5in" fo:margin-bottom="0.5in" fo:margin-left="0.7874in" fo:margin-right="0.7874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text:span text:style-name="MT1">Laura L. Frost</text:span></text:p>
      </style:header>
      <style:footer>
        <text:p text:style-name="MP2"><text:span text:style-name="MT2">laura.frost@outlook.com<text:tab/>(502) 572 – 628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Frost</meta:initial-creator>
    <dc:creator>Laura Frost</dc:creator>
    <meta:editing-cycles>4</meta:editing-cycles>
    <meta:creation-date>2016-06-22T14:35:00</meta:creation-date>
    <dc:date>2016-06-25T11:07:42.67</dc:date>
    <meta:editing-duration>PT7M4S</meta:editing-duration>
    <meta:generator>OpenOffice/4.1.1$Win32 OpenOffice.org_project/411m6$Build-9775</meta:generator>
    <meta:document-statistic meta:table-count="0" meta:image-count="0" meta:object-count="0" meta:page-count="3" meta:paragraph-count="56" meta:word-count="743" meta:character-count="5147"/>
    <meta:user-defined meta:name="AppVersion">14.0000</meta:user-defined>
    <meta:user-defined meta:name="Company">University of Louisvil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